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CSIS 1550 Spencer <text:s/>Rosenvall</text:p>
      <text:p text:style-name="Preformatted_20_Text">#Premiere Products Single-table Queries</text:p>
      <text:p text:style-name="Preformatted_20_Text"/>
      <text:p text:style-name="Preformatted_20_Text">#1 mysql&gt; SELECT PART_NUM, DESCRIPTION, PRICE</text:p>
      <text:p text:style-name="Preformatted_20_Text"><text:s text:c="4"/>-&gt; FROM PART;</text:p>
      <text:p text:style-name="Preformatted_20_Text">+----------+----------------+---------+</text:p>
      <text:p text:style-name="Preformatted_20_Text">| PART_NUM | DESCRIPTION <text:s text:c="3"/>| PRICE <text:s text:c="2"/>|</text:p>
      <text:p text:style-name="Preformatted_20_Text">+----------+----------------+---------+</text:p>
      <text:p text:style-name="Preformatted_20_Text">| AT94 <text:s text:c="4"/>| Iron <text:s text:c="10"/>| <text:s text:c="2"/>24.95 |</text:p>
      <text:p text:style-name="Preformatted_20_Text">| BV06 <text:s text:c="4"/>| Home Gym <text:s text:c="6"/>| <text:s/>794.95 |</text:p>
      <text:p text:style-name="Preformatted_20_Text">| CD52 <text:s text:c="4"/>| Microwave Oven | <text:s/>165.00 |</text:p>
      <text:p text:style-name="Preformatted_20_Text">| DL71 <text:s text:c="4"/>| Cordless Drill | <text:s/>129.95 |</text:p>
      <text:p text:style-name="Preformatted_20_Text">| DR93 <text:s text:c="4"/>| Gas Range <text:s text:c="5"/>| <text:s/>495.00 |</text:p>
      <text:p text:style-name="Preformatted_20_Text">| DW11 <text:s text:c="4"/>| Washer <text:s text:c="8"/>| <text:s/>399.99 |</text:p>
      <text:p text:style-name="Preformatted_20_Text">| FD21 <text:s text:c="4"/>| Stand Mixer <text:s text:c="3"/>| <text:s/>159.95 |</text:p>
      <text:p text:style-name="Preformatted_20_Text">| KL62 <text:s text:c="4"/>| Dryer <text:s text:c="9"/>| <text:s/>349.95 |</text:p>
      <text:p text:style-name="Preformatted_20_Text">| KT03 <text:s text:c="4"/>| Dishwasher <text:s text:c="4"/>| <text:s/>595.00 |</text:p>
      <text:p text:style-name="Preformatted_20_Text">| KV29 <text:s text:c="4"/>| Treadmill <text:s text:c="5"/>| 1390.00 |</text:p>
      <text:p text:style-name="Preformatted_20_Text">+----------+----------------+---------+</text:p>
      <text:p text:style-name="Preformatted_20_Text">10 rows in set (0.00 sec)</text:p>
      <text:p text:style-name="Preformatted_20_Text"/>
      <text:p text:style-name="Preformatted_20_Text">#2 mysql&gt; SELECT * FROM ORDERS;</text:p>
      <text:p text:style-name="Preformatted_20_Text">+-----------+------------+--------------+</text:p>
      <text:p text:style-name="Preformatted_20_Text">| ORDER_NUM | ORDER_DATE | CUSTOMER_NUM |</text:p>
      <text:p text:style-name="Preformatted_20_Text">+-----------+------------+--------------+</text:p>
      <text:p text:style-name="Preformatted_20_Text">| 21608 <text:s text:c="4"/>| 2007-10-20 | 148 <text:s text:c="9"/>|</text:p>
      <text:p text:style-name="Preformatted_20_Text">| 21610 <text:s text:c="4"/>| 2007-10-20 | 356 <text:s text:c="9"/>|</text:p>
      <text:p text:style-name="Preformatted_20_Text">| 21613 <text:s text:c="4"/>| 2007-10-21 | 408 <text:s text:c="9"/>|</text:p>
      <text:p text:style-name="Preformatted_20_Text">| 21614 <text:s text:c="4"/>| 2007-10-21 | 282 <text:s text:c="9"/>|</text:p>
      <text:p text:style-name="Preformatted_20_Text">| 21617 <text:s text:c="4"/>| 2007-10-23 | 608 <text:s text:c="9"/>|</text:p>
      <text:p text:style-name="Preformatted_20_Text">| 21619 <text:s text:c="4"/>| 2007-10-23 | 148 <text:s text:c="9"/>|</text:p>
      <text:p text:style-name="Preformatted_20_Text">| 21623 <text:s text:c="4"/>| 2007-10-23 | 608 <text:s text:c="9"/>|</text:p>
      <text:p text:style-name="Preformatted_20_Text">+-----------+------------+--------------+</text:p>
      <text:p text:style-name="Preformatted_20_Text">7 rows in set (0.00 sec)</text:p>
      <text:p text:style-name="Preformatted_20_Text"/>
      <text:p text:style-name="Preformatted_20_Text">#3 mysql&gt; SELECT CUSTOMER_NAME</text:p>
      <text:p text:style-name="Preformatted_20_Text"><text:s text:c="4"/>-&gt; FROM CUSTOMER</text:p>
      <text:p text:style-name="Preformatted_20_Text"><text:s text:c="4"/>-&gt; WHERE CREDIT_LIMIT &lt;= 7500;</text:p>
      <text:p text:style-name="Preformatted_20_Text">+---------------------------+</text:p>
      <text:p text:style-name="Preformatted_20_Text">| CUSTOMER_NAME <text:s text:c="12"/>|</text:p>
      <text:p text:style-name="Preformatted_20_Text">+---------------------------+</text:p>
      <text:p text:style-name="Preformatted_20_Text">| Al's Appliance and </text:p>
      <text:p text:style-name="Preformatted_20_Text">Sport |</text:p>
      <text:p text:style-name="Preformatted_20_Text">| Ferguson's <text:s text:c="15"/>|</text:p>
      <text:p text:style-name="Preformatted_20_Text">| The Everything Shop <text:s text:c="6"/>|</text:p>
      <text:p text:style-name="Preformatted_20_Text">| Lee's Sport and Appliance |</text:p>
      <text:p text:style-name="Preformatted_20_Text">| Deerfield's Four Seasons <text:s/>|</text:p>
      <text:p text:style-name="Preformatted_20_Text">| All Season <text:s text:c="15"/>|</text:p>
      <text:p text:style-name="Preformatted_20_Text">+---------------------------+</text:p>
      <text:p text:style-name="Preformatted_20_Text">6 rows in set (0.00 sec)</text:p>
      <text:p text:style-name="Preformatted_20_Text"/>
      <text:p text:style-name="Preformatted_20_Text">#4 mysql&gt; SELECT ORDER_NUM</text:p>
      <text:p text:style-name="Preformatted_20_Text"><text:s text:c="4"/>-&gt; FROM ORDERS</text:p>
      <text:p text:style-name="Preformatted_20_Text"><text:s text:c="4"/>-&gt; WHERE CUSTOMER_NUM = '148'</text:p>
      <text:p text:style-name="Preformatted_20_Text"><text:s text:c="4"/>-&gt; AND ORDER_DATE = '2007-10-20';</text:p>
      <text:p text:style-name="Preformatted_20_Text">+-----------+</text:p>
      <text:p text:style-name="Preformatted_20_Text">| ORDER_NUM |</text:p>
      <text:p text:style-name="Preformatted_20_Text">+-----------+</text:p>
      <text:p text:style-name="Preformatted_20_Text"><text:soft-page-break/>| 21608 <text:s text:c="4"/>|</text:p>
      <text:p text:style-name="Preformatted_20_Text">+-----------+</text:p>
      <text:p text:style-name="Preformatted_20_Text">1 row in set (0.00 sec)</text:p>
      <text:p text:style-name="Preformatted_20_Text"/>
      <text:p text:style-name="Preformatted_20_Text">#5 mysql&gt; SELECT CUSTOMER_NUM, CUSTOMER_NAME</text:p>
      <text:p text:style-name="Preformatted_20_Text"><text:s text:c="4"/>-&gt; FROM CUSTOMER</text:p>
      <text:p text:style-name="Preformatted_20_Text"><text:s text:c="4"/>-&gt; WHERE REP_NUM = '35'</text:p>
      <text:p text:style-name="Preformatted_20_Text"><text:s text:c="4"/>-&gt; OR REP_NUM = '65';</text:p>
      <text:p text:style-name="Preformatted_20_Text">+--------------+-----------------------------+</text:p>
      <text:p text:style-name="Preformatted_20_Text">| CUSTOMER_NUM | CUSTOMER_NAME <text:s text:c="14"/>|</text:p>
      <text:p text:style-name="Preformatted_20_Text">+--------------+-----------------------------+</text:p>
      <text:p text:style-name="Preformatted_20_Text">| 282 <text:s text:c="9"/>| Brookings Direct <text:s text:c="11"/>|</text:p>
      <text:p text:style-name="Preformatted_20_Text">| 356 <text:s text:c="9"/>| Ferguson's <text:s text:c="17"/>|</text:p>
      <text:p text:style-name="Preformatted_20_Text">| 408 <text:s text:c="9"/>| The Everything Shop <text:s text:c="8"/>|</text:p>
      <text:p text:style-name="Preformatted_20_Text">| 462 <text:s text:c="9"/>| Bargains Galore <text:s text:c="12"/>|</text:p>
      <text:p text:style-name="Preformatted_20_Text">| 608 <text:s text:c="9"/>| Johnson's Department </text:p>
      <text:p text:style-name="Preformatted_20_Text">Store |</text:p>
      <text:p text:style-name="Preformatted_20_Text">| 687 <text:s text:c="9"/>| Lee's Sport and Appliance <text:s text:c="2"/>|</text:p>
      <text:p text:style-name="Preformatted_20_Text">| 725 <text:s text:c="9"/>| Deerfield's Four Seasons <text:s text:c="3"/>|</text:p>
      <text:p text:style-name="Preformatted_20_Text">+--------------+-----------------------------+</text:p>
      <text:p text:style-name="Preformatted_20_Text">7 rows in set (0.01 sec)</text:p>
      <text:p text:style-name="Preformatted_20_Text"/>
      <text:p text:style-name="Preformatted_20_Text">#6 mysql&gt; SELECT PART_NUM, DESCRIPTION</text:p>
      <text:p text:style-name="Preformatted_20_Text"><text:s text:c="4"/>-&gt; FROM PART</text:p>
      <text:p text:style-name="Preformatted_20_Text"><text:s text:c="4"/>-&gt; WHERE NOT (CLASS = 'SG');</text:p>
      <text:p text:style-name="Preformatted_20_Text">+----------+----------------+</text:p>
      <text:p text:style-name="Preformatted_20_Text">| PART_NUM | DESCRIPTION <text:s text:c="3"/>|</text:p>
      <text:p text:style-name="Preformatted_20_Text">+----------+----------------+</text:p>
      <text:p text:style-name="Preformatted_20_Text">| AT94 <text:s text:c="4"/>| Iron <text:s text:c="10"/>|</text:p>
      <text:p text:style-name="Preformatted_20_Text">| CD52 <text:s text:c="4"/>| Microwave Oven |</text:p>
      <text:p text:style-name="Preformatted_20_Text">| DL71 <text:s text:c="4"/>| Cordless Drill |</text:p>
      <text:p text:style-name="Preformatted_20_Text">| DR93 <text:s text:c="4"/>| Gas Range <text:s text:c="5"/>|</text:p>
      <text:p text:style-name="Preformatted_20_Text">| DW11 <text:s text:c="4"/>| Washer <text:s text:c="8"/>|</text:p>
      <text:p text:style-name="Preformatted_20_Text">| FD21 <text:s text:c="4"/>| Stand Mixer <text:s text:c="3"/>|</text:p>
      <text:p text:style-name="Preformatted_20_Text">| KL62 <text:s text:c="4"/>| Dryer <text:s text:c="9"/>|</text:p>
      <text:p text:style-name="Preformatted_20_Text">| KT03 <text:s text:c="4"/>| Dishwasher <text:s text:c="4"/>|</text:p>
      <text:p text:style-name="Preformatted_20_Text">+----------+----------------+</text:p>
      <text:p text:style-name="Preformatted_20_Text">8 rows in set (0.00 sec)</text:p>
      <text:p text:style-name="Preformatted_20_Text"/>
      <text:p text:style-name="Preformatted_20_Text">#7 mysql&gt; SELECT PART_NUM, DESCRIPTION, ON_HAND</text:p>
      <text:p text:style-name="Preformatted_20_Text"><text:s text:c="4"/>-&gt; FROM PART</text:p>
      <text:p text:style-name="Preformatted_20_Text"><text:s text:c="4"/>-&gt; WHERE ON_HAND &gt;= 10</text:p>
      <text:p text:style-name="Preformatted_20_Text"><text:s text:c="4"/>-&gt; AND ON_HAND &lt;= 25;</text:p>
      <text:p text:style-name="Preformatted_20_Text">+----------+----------------+---------+</text:p>
      <text:p text:style-name="Preformatted_20_Text">| PART_NUM | DESCRIPTION <text:s text:c="3"/>| ON_HAND |</text:p>
      <text:p text:style-name="Preformatted_20_Text">+----------+----------------+---------+</text:p>
      <text:p text:style-name="Preformatted_20_Text">| DL71 <text:s text:c="4"/>| Cordless Drill | <text:s text:c="5"/>21 |</text:p>
      <text:p text:style-name="Preformatted_20_Text">| DW11 <text:s text:c="4"/>| Washer <text:s text:c="8"/>| <text:s text:c="5"/>12 |</text:p>
      <text:p text:style-name="Preformatted_20_Text">| FD21 <text:s text:c="4"/>| Stand Mixer <text:s text:c="3"/>| <text:s text:c="5"/>22 |</text:p>
      <text:p text:style-name="Preformatted_20_Text">| KL62 <text:s text:c="4"/>| Dryer <text:s text:c="9"/>| <text:s text:c="5"/>12 |</text:p>
      <text:p text:style-name="Preformatted_20_Text">+----------+----------------+---------+</text:p>
      <text:p text:style-name="Preformatted_20_Text">4 rows in set (0.01 sec)</text:p>
      <text:p text:style-name="Preformatted_20_Text"/>
      <text:p text:style-name="Preformatted_20_Text">mysql&gt; SELECT PART_NUM, DESCRIPTION, ON_HAND</text:p>
      <text:p text:style-name="Preformatted_20_Text"><text:s text:c="4"/>-&gt; FROM PART</text:p>
      <text:p text:style-name="Preformatted_20_Text"><text:s text:c="4"/>-&gt; WHERE NOT ON_HAND &lt; 10</text:p>
      <text:p text:style-name="Preformatted_20_Text"><text:s text:c="4"/>-&gt; AND NOT ON_HAND &gt; 25;</text:p>
      <text:p text:style-name="Preformatted_20_Text">+----------+----------------+---------+</text:p>
      <text:p text:style-name="Preformatted_20_Text"><text:soft-page-break/>| PART_NUM | DESCRIPTION <text:s text:c="3"/>| ON_HAND |</text:p>
      <text:p text:style-name="Preformatted_20_Text">+----------+----------------+---------+</text:p>
      <text:p text:style-name="Preformatted_20_Text">| DL71 <text:s text:c="4"/>| Cordless Drill | <text:s text:c="5"/>21 |</text:p>
      <text:p text:style-name="Preformatted_20_Text">| DW11 <text:s text:c="4"/>| Washer <text:s text:c="8"/>| <text:s text:c="5"/>12 |</text:p>
      <text:p text:style-name="Preformatted_20_Text">| FD21 <text:s text:c="4"/>| Stand Mixer <text:s text:c="3"/>| <text:s text:c="5"/>22 |</text:p>
      <text:p text:style-name="Preformatted_20_Text">| KL62 <text:s text:c="4"/>| Dryer <text:s text:c="9"/>| <text:s text:c="5"/>12 |</text:p>
      <text:p text:style-name="Preformatted_20_Text">+----------+----------------+---------+</text:p>
      <text:p text:style-name="Preformatted_20_Text">4 rows in set (0.00 sec)</text:p>
      <text:p text:style-name="Preformatted_20_Text"/>
      <text:p text:style-name="Preformatted_20_Text">#8 mysql&gt; SELECT PART_NUM, DESCRIPTION, (ON_HAND * PRICE) AS ON_HAND_VALUE</text:p>
      <text:p text:style-name="Preformatted_20_Text"><text:s text:c="4"/>-&gt; FROM PART</text:p>
      <text:p text:style-name="Preformatted_20_Text"><text:s text:c="4"/>-&gt; WHERE CLASS = 'AP';</text:p>
      <text:p text:style-name="Preformatted_20_Text">+----------+----------------+---------------+</text:p>
      <text:p text:style-name="Preformatted_20_Text">| PART_NUM | DESCRIPTION <text:s text:c="3"/>| ON_HAND_VALUE |</text:p>
      <text:p text:style-name="Preformatted_20_Text">+----------+----------------+---------------+</text:p>
      <text:p text:style-name="Preformatted_20_Text">| CD52 <text:s text:c="4"/>| Microwave Oven | <text:s text:c="6"/>5280.00 |</text:p>
      <text:p text:style-name="Preformatted_20_Text">| DR93 <text:s text:c="4"/>| Gas Range <text:s text:c="5"/>| <text:s text:c="6"/>3960.00 |</text:p>
      <text:p text:style-name="Preformatted_20_Text">| DW11 <text:s text:c="4"/>| Washer <text:s text:c="8"/>| <text:s text:c="6"/>4799.88 |</text:p>
      <text:p text:style-name="Preformatted_20_Text">| KL62 <text:s text:c="4"/>| Dryer <text:s text:c="9"/>| <text:s text:c="6"/>4199.40 |</text:p>
      <text:p text:style-name="Preformatted_20_Text">| KT03 <text:s text:c="4"/>| Dishwasher <text:s text:c="4"/>| <text:s text:c="6"/>4760.00 |</text:p>
      <text:p text:style-name="Preformatted_20_Text">+----------+----------------+---------------+</text:p>
      <text:p text:style-name="Preformatted_20_Text">5 rows in set (0.00 sec)</text:p>
      <text:p text:style-name="Preformatted_20_Text"/>
      <text:p text:style-name="Preformatted_20_Text">#9 mysql&gt; SELECT PART_NUM, DESCRIPTION, (ON_HAND * PRICE) AS ON_HAND_VALUE FROM PART WHERE (ON_HAND * PRICE) &gt;= 7500;</text:p>
      <text:p text:style-name="Preformatted_20_Text">+----------+-------------+---------------+</text:p>
      <text:p text:style-name="Preformatted_20_Text">| PART_NUM | DESCRIPTION | ON_HAND_VALUE |</text:p>
      <text:p text:style-name="Preformatted_20_Text">+----------+-------------+---------------+</text:p>
      <text:p text:style-name="Preformatted_20_Text">| BV06 <text:s text:c="4"/>| Home Gym <text:s text:c="3"/>| <text:s text:c="5"/>35772.75 |</text:p>
      <text:p text:style-name="Preformatted_20_Text">| KV29 <text:s text:c="4"/>| Treadmill <text:s text:c="2"/>| <text:s text:c="5"/>12510.00 |</text:p>
      <text:p text:style-name="Preformatted_20_Text">+----------+-------------+---------------+</text:p>
      <text:p text:style-name="Preformatted_20_Text">2 rows in set (0.00 sec)</text:p>
      <text:p text:style-name="Preformatted_20_Text"/>
      <text:p text:style-name="Preformatted_20_Text">#10 mysql&gt; SELECT PART_NUM, DESCRIPTION FROM PART WHERE CLASS IN ('AP', 'SG');</text:p>
      <text:p text:style-name="Preformatted_20_Text">+----------+----------------+</text:p>
      <text:p text:style-name="Preformatted_20_Text">| PART_NUM | DESCRIPTION <text:s text:c="3"/>|</text:p>
      <text:p text:style-name="Preformatted_20_Text">+----------+----------------+</text:p>
      <text:p text:style-name="Preformatted_20_Text">| BV06 <text:s text:c="4"/>| Home Gym <text:s text:c="6"/>|</text:p>
      <text:p text:style-name="Preformatted_20_Text">| CD52 <text:s text:c="4"/>| Microwave Oven |</text:p>
      <text:p text:style-name="Preformatted_20_Text">| DR93 <text:s text:c="4"/>| Gas Range <text:s text:c="5"/>|</text:p>
      <text:p text:style-name="Preformatted_20_Text">| DW11 <text:s text:c="4"/>| Washer <text:s text:c="8"/>|</text:p>
      <text:p text:style-name="Preformatted_20_Text">| KL62 <text:s text:c="4"/>| Dryer <text:s text:c="9"/>|</text:p>
      <text:p text:style-name="Preformatted_20_Text">| KT03 <text:s text:c="4"/>| Dishwasher <text:s text:c="4"/>|</text:p>
      <text:p text:style-name="Preformatted_20_Text">| KV29 <text:s text:c="4"/>| Treadmill <text:s text:c="5"/>|</text:p>
      <text:p text:style-name="Preformatted_20_Text">+----------+----------------+</text:p>
      <text:p text:style-name="Preformatted_20_Text">7 rows in set (0.00 sec)</text:p>
      <text:p text:style-name="Preformatted_20_Text"/>
      <text:p text:style-name="Preformatted_20_Text">#11 mysql&gt; SELECT CUSTOMER_NUM, CUSTOMER_NAME FROM CUSTOMER WHERE CUSTOMER_NAME LIKE 'K%';</text:p>
      <text:p text:style-name="Preformatted_20_Text">+--------------+---------------+</text:p>
      <text:p text:style-name="Preformatted_20_Text">| CUSTOMER_NUM | CUSTOMER_NAME |</text:p>
      <text:p text:style-name="Preformatted_20_Text">+--------------+---------------+</text:p>
      <text:p text:style-name="Preformatted_20_Text">| 524 <text:s text:c="9"/>| Kline's <text:s text:c="6"/>|</text:p>
      <text:p text:style-name="Preformatted_20_Text">+--------------+---------------+</text:p>
      <text:p text:style-name="Preformatted_20_Text">1 row in set (0.00 sec)</text:p>
      <text:p text:style-name="Preformatted_20_Text"/>
      <text:p text:style-name="Preformatted_20_Text">#12 mysql&gt; SELECT *</text:p>
      <text:p text:style-name="Preformatted_20_Text"><text:s text:c="4"/>-&gt; FROM PART</text:p>
      <text:p text:style-name="Preformatted_20_Text"><text:soft-page-break/><text:s text:c="4"/>-&gt; GROUP BY DESCRIPTION;</text:p>
      <text:p text:style-name="Preformatted_20_Text">+----------+----------------+---------+-------+-----------+---------+</text:p>
      <text:p text:style-name="Preformatted_20_Text">| PART_NUM | DESCRIPTION <text:s text:c="3"/>| ON_HAND | CLASS | WAREHOUSE | PRICE <text:s text:c="2"/>|</text:p>
      <text:p text:style-name="Preformatted_20_Text">+----------+----------------+---------+-------+-----------+---------+</text:p>
      <text:p text:style-name="Preformatted_20_Text">| DL71 <text:s text:c="4"/>| Cordless Drill | <text:s text:c="5"/>21 | HW <text:s text:c="3"/>| 3 <text:s text:c="8"/>| <text:s/>129.95 |</text:p>
      <text:p text:style-name="Preformatted_20_Text">| KT03 <text:s text:c="4"/>| Dishwasher <text:s text:c="4"/>| <text:s text:c="6"/>8 | AP <text:s text:c="3"/>| 3 <text:s text:c="8"/>| <text:s/>595.00 |</text:p>
      <text:p text:style-name="Preformatted_20_Text">| KL62 <text:s text:c="4"/>| Dryer <text:s text:c="9"/>| <text:s text:c="5"/>12 | AP <text:s text:c="3"/>| 1 <text:s text:c="8"/>| <text:s/>349.95 |</text:p>
      <text:p text:style-name="Preformatted_20_Text">| DR93 <text:s text:c="4"/>| Gas Range <text:s text:c="5"/>| <text:s text:c="6"/>8 | AP <text:s text:c="3"/>| 2 <text:s text:c="8"/>| <text:s/>495.00 |</text:p>
      <text:p text:style-name="Preformatted_20_Text">| BV06 <text:s text:c="4"/>| Home Gym <text:s text:c="6"/>| <text:s text:c="5"/>45 | SG <text:s text:c="3"/>| 2 <text:s text:c="8"/>| <text:s/>794.95 |</text:p>
      <text:p text:style-name="Preformatted_20_Text">| AT94 <text:s text:c="4"/>| Iron <text:s text:c="10"/>| <text:s text:c="5"/>50 | HW <text:s text:c="3"/>| 3 <text:s text:c="8"/>| <text:s text:c="2"/>24.95 |</text:p>
      <text:p text:style-name="Preformatted_20_Text">| CD52 <text:s text:c="4"/>| Microwave Oven | <text:s text:c="5"/>32 | AP <text:s text:c="3"/>| 1 <text:s text:c="8"/>| <text:s/>165.00 |</text:p>
      <text:p text:style-name="Preformatted_20_Text">| FD21 <text:s text:c="4"/>| Stand Mixer <text:s text:c="3"/>| <text:s text:c="5"/>22 | HW <text:s text:c="3"/>| 3 <text:s text:c="8"/>| <text:s/>159.95 |</text:p>
      <text:p text:style-name="Preformatted_20_Text">| KV29 <text:s text:c="4"/>| Treadmill <text:s text:c="5"/>| <text:s text:c="6"/>9 | SG <text:s text:c="3"/>| 2 <text:s text:c="8"/>| 1390.00 |</text:p>
      <text:p text:style-name="Preformatted_20_Text">| DW11 <text:s text:c="4"/>| Washer <text:s text:c="8"/>| <text:s text:c="5"/>12 | AP <text:s text:c="3"/>| 3 <text:s text:c="8"/>| <text:s/>399.99 |</text:p>
      <text:p text:style-name="Preformatted_20_Text">+----------+----------------+---------+-------+-----------+---------+</text:p>
      <text:p text:style-name="Preformatted_20_Text">10 rows in set (0.00 sec)</text:p>
      <text:p text:style-name="Preformatted_20_Text"/>
      <text:p text:style-name="Preformatted_20_Text">#13 mysql&gt; SELECT *</text:p>
      <text:p text:style-name="Preformatted_20_Text"><text:s text:c="4"/>-&gt; FROM PART</text:p>
      <text:p text:style-name="Preformatted_20_Text"><text:s text:c="4"/>-&gt; ORDER BY CLASS, PART_NUM;</text:p>
      <text:p text:style-name="Preformatted_20_Text">+----------+----------------+---------+-------+-----------+---------+</text:p>
      <text:p text:style-name="Preformatted_20_Text">| PART_NUM | DESCRIPTION <text:s text:c="3"/>| ON_HAND | CLASS | WAREHOUSE | PRICE <text:s text:c="2"/>|</text:p>
      <text:p text:style-name="Preformatted_20_Text">+----------+----------------+---------+-------+-----------+---------+</text:p>
      <text:p text:style-name="Preformatted_20_Text">| CD52 <text:s text:c="4"/>| Microwave Oven | <text:s text:c="5"/>32 | AP <text:s text:c="3"/>| 1 <text:s text:c="8"/>| <text:s/>165.00 |</text:p>
      <text:p text:style-name="Preformatted_20_Text">| DR93 <text:s text:c="4"/>| Gas Range <text:s text:c="5"/>| <text:s text:c="6"/>8 | AP <text:s text:c="3"/>| 2 <text:s text:c="8"/>| <text:s/>495.00 |</text:p>
      <text:p text:style-name="Preformatted_20_Text">| DW11 <text:s text:c="4"/>| Washer <text:s text:c="8"/>| <text:s text:c="5"/>12 | AP <text:s text:c="3"/>| 3 <text:s text:c="8"/>| <text:s/>399.99 |</text:p>
      <text:p text:style-name="Preformatted_20_Text">| KL62 <text:s text:c="4"/>| Dryer <text:s text:c="9"/>| <text:s text:c="5"/>12 | AP <text:s text:c="3"/>| 1 <text:s text:c="8"/>| <text:s/>349.95 |</text:p>
      <text:p text:style-name="Preformatted_20_Text">| KT03 <text:s text:c="4"/>| Dishwasher <text:s text:c="4"/>| <text:s text:c="6"/>8 | AP <text:s text:c="3"/>| 3 <text:s text:c="8"/>| <text:s/>595.00 |</text:p>
      <text:p text:style-name="Preformatted_20_Text">| AT94 <text:s text:c="4"/>| Iron <text:s text:c="10"/>| <text:s text:c="5"/>50 | HW <text:s text:c="3"/>| 3 <text:s text:c="8"/>| <text:s text:c="2"/>24.95 |</text:p>
      <text:p text:style-name="Preformatted_20_Text">| DL71 <text:s text:c="4"/>| Cordless Drill | <text:s text:c="5"/>21 | HW <text:s text:c="3"/>| 3 <text:s text:c="8"/>| <text:s/>129.95 |</text:p>
      <text:p text:style-name="Preformatted_20_Text">| FD21 <text:s text:c="4"/>| Stand Mixer <text:s text:c="3"/>| <text:s text:c="5"/>22 | HW <text:s text:c="3"/>| 3 <text:s text:c="8"/>| <text:s/>159.95 |</text:p>
      <text:p text:style-name="Preformatted_20_Text">| BV06 <text:s text:c="4"/>| Home Gym <text:s text:c="6"/>| <text:s text:c="5"/>45 | SG <text:s text:c="3"/>| 2 <text:s text:c="8"/>| <text:s/>794.95 |</text:p>
      <text:p text:style-name="Preformatted_20_Text">| KV29 <text:s text:c="4"/>| Treadmill <text:s text:c="5"/>| <text:s text:c="6"/>9 | SG <text:s text:c="3"/>| 2 <text:s text:c="8"/>| 1390.00 |</text:p>
      <text:p text:style-name="Preformatted_20_Text">+----------+----------------+---------+-------+-----------+---------+</text:p>
      <text:p text:style-name="Preformatted_20_Text">10 rows in set (0.00 sec)</text:p>
      <text:p text:style-name="Preformatted_20_Text"/>
      <text:p text:style-name="Preformatted_20_Text">#14 mysql&gt; SELECT COUNT(BALANCE &gt; CREDIT_LIMIT)</text:p>
      <text:p text:style-name="Preformatted_20_Text"><text:s text:c="4"/>-&gt; FROM CUSTOMER;</text:p>
      <text:p text:style-name="Preformatted_20_Text">+-------------------------------+</text:p>
      <text:p text:style-name="Preformatted_20_Text">| COUNT(BALANCE &gt; CREDIT_LIMIT) |</text:p>
      <text:p text:style-name="Preformatted_20_Text">+-------------------------------+</text:p>
      <text:p text:style-name="Preformatted_20_Text">| <text:s text:c="27"/>10 |</text:p>
      <text:p text:style-name="Preformatted_20_Text">+-------------------------------+</text:p>
      <text:p text:style-name="Preformatted_20_Text">1 row in set (0.00 sec)</text:p>
      <text:p text:style-name="Preformatted_20_Text"/>
      <text:p text:style-name="Preformatted_20_Text">#15 mysql&gt; SELECT SUM(BALANCE)</text:p>
      <text:p text:style-name="Preformatted_20_Text"><text:s text:c="4"/>-&gt; FROM CUSTOMER</text:p>
      <text:p text:style-name="Preformatted_20_Text"><text:s text:c="4"/>-&gt; WHERE REP_NUM = '65'</text:p>
      <text:p text:style-name="Preformatted_20_Text"><text:s text:c="4"/>-&gt; AND BALANCE &lt; CREDIT_LIMIT;</text:p>
      <text:p text:style-name="Preformatted_20_Text">+--------------+</text:p>
      <text:p text:style-name="Preformatted_20_Text">| SUM(BALANCE) |</text:p>
      <text:p text:style-name="Preformatted_20_Text">+--------------+</text:p>
      <text:p text:style-name="Preformatted_20_Text">| <text:s text:c="4"/>11303.00 |</text:p>
      <text:p text:style-name="Preformatted_20_Text">+--------------+</text:p>
      <text:p text:style-name="Preformatted_20_Text">1 row in set (0.00 sec)</text:p>
      <text:p text:style-name="Preformatted_20_Text"/>
      <text:p text:style-name="Preformatted_20_Text">#16 mysql&gt; SELECT PART_NUM, DESCRIPTION, (ON_HAND * PRICE) AS ON_HAND_VALUE FROM PART WHERE ON_HAND &gt; (SELECT AVG(ON_HAND) FROM PART);</text:p>
      <text:p text:style-name="Preformatted_20_Text"><text:soft-page-break/>+----------+----------------+---------------+</text:p>
      <text:p text:style-name="Preformatted_20_Text">| PART_NUM | DESCRIPTION <text:s text:c="3"/>| ON_HAND_VALUE |</text:p>
      <text:p text:style-name="Preformatted_20_Text">+----------+----------------+---------------+</text:p>
      <text:p text:style-name="Preformatted_20_Text">| AT94 <text:s text:c="4"/>| Iron <text:s text:c="10"/>| <text:s text:c="6"/>1247.50 |</text:p>
      <text:p text:style-name="Preformatted_20_Text">| BV06 <text:s text:c="4"/>| Home Gym <text:s text:c="6"/>| <text:s text:c="5"/>35772.75 |</text:p>
      <text:p text:style-name="Preformatted_20_Text">| CD52 <text:s text:c="4"/>| Microwave Oven | <text:s text:c="6"/>5280.00 |</text:p>
      <text:p text:style-name="Preformatted_20_Text">| FD21 <text:s text:c="4"/>| Stand Mixer <text:s text:c="3"/>| <text:s text:c="6"/>3518.90 |</text:p>
      <text:p text:style-name="Preformatted_20_Text">+----------+----------------+---------------+</text:p>
      <text:p text:style-name="Preformatted_20_Text">4 rows in set (0.01 sec)</text:p>
      <text:p text:style-name="Preformatted_20_Text"/>
      <text:p text:style-name="Preformatted_20_Text">#17 mysql&gt; SELECT MAX(PRICE)</text:p>
      <text:p text:style-name="Preformatted_20_Text"><text:s text:c="4"/>-&gt; FROM PART;</text:p>
      <text:p text:style-name="Preformatted_20_Text">+------------+</text:p>
      <text:p text:style-name="Preformatted_20_Text">| MAX(PRICE) |</text:p>
      <text:p text:style-name="Preformatted_20_Text">+------------+</text:p>
      <text:p text:style-name="Preformatted_20_Text">| <text:s text:c="3"/>1390.00 |</text:p>
      <text:p text:style-name="Preformatted_20_Text">+------------+</text:p>
      <text:p text:style-name="Preformatted_20_Text">1 row in set (0.00 sec)</text:p>
      <text:p text:style-name="Preformatted_20_Text"/>
      <text:p text:style-name="Preformatted_20_Text">#18 mysql&gt; SELECT PART_NUM, DESCRIPTION, PRICE FROM PART WHERE PRICE = (SELECT MAX(PRICE) FROM PART);</text:p>
      <text:p text:style-name="Preformatted_20_Text">+----------+-------------+---------+</text:p>
      <text:p text:style-name="Preformatted_20_Text">| PART_NUM | DESCRIPTION | PRICE <text:s text:c="2"/>|</text:p>
      <text:p text:style-name="Preformatted_20_Text">+----------+-------------+---------+</text:p>
      <text:p text:style-name="Preformatted_20_Text">| KV29 <text:s text:c="4"/>| Treadmill <text:s text:c="2"/>| 1390.00 |</text:p>
      <text:p text:style-name="Preformatted_20_Text">+----------+-------------+---------+</text:p>
      <text:p text:style-name="Preformatted_20_Text">1 row in set (0.00 sec)</text:p>
      <text:p text:style-name="Preformatted_20_Text"/>
      <text:p text:style-name="Preformatted_20_Text">#19 mysql&gt; SELECT SUM(BALANCE)</text:p>
      <text:p text:style-name="Preformatted_20_Text"><text:s text:c="4"/>-&gt; FROM CUSTOMER</text:p>
      <text:p text:style-name="Preformatted_20_Text"><text:s text:c="4"/>-&gt; GROUP BY REP_NUM;</text:p>
      <text:p text:style-name="Preformatted_20_Text">+--------------+</text:p>
      <text:p text:style-name="Preformatted_20_Text">| SUM(BALANCE) |</text:p>
      <text:p text:style-name="Preformatted_20_Text">+--------------+</text:p>
      <text:p text:style-name="Preformatted_20_Text">| <text:s text:c="4"/>27533.00 |</text:p>
      <text:p text:style-name="Preformatted_20_Text">| <text:s text:c="5"/>8815.75 |</text:p>
      <text:p text:style-name="Preformatted_20_Text">| <text:s text:c="4"/>11303.00 |</text:p>
      <text:p text:style-name="Preformatted_20_Text">+--------------+</text:p>
      <text:p text:style-name="Preformatted_20_Text">3 rows in set (0.00 sec)</text:p>
      <text:p text:style-name="Preformatted_20_Text"/>
      <text:p text:style-name="Preformatted_20_Text">#20 mysql&gt; SELECT SUM(BALANCE) FROM CUSTOMER GROUP BY REP_NUM HAVING SUM(BALANCE) &gt; 10000;</text:p>
      <text:p text:style-name="Preformatted_20_Text">+--------------+</text:p>
      <text:p text:style-name="Preformatted_20_Text">| SUM(BALANCE) |</text:p>
      <text:p text:style-name="Preformatted_20_Text">+--------------+</text:p>
      <text:p text:style-name="Preformatted_20_Text">| <text:s text:c="4"/>27533.00 |</text:p>
      <text:p text:style-name="Preformatted_20_Text">| <text:s text:c="4"/>11303.00 |</text:p>
      <text:p text:style-name="Preformatted_20_Text">+--------------+</text:p>
      <text:p text:style-name="Preformatted_20_Text">2 rows in set (0.00 sec)</text:p>
      <text:p text:style-name="Preformatted_20_Text"/>
      <text:p text:style-name="Preformatted_20_Text">#21 mysql&gt; SELECT PART_NUM</text:p>
      <text:p text:style-name="Preformatted_20_Text"><text:s text:c="4"/>-&gt; FROM PART</text:p>
      <text:p text:style-name="Preformatted_20_Text"><text:s text:c="4"/>-&gt; WHERE DESCRIPTION IS NULL;</text:p>
      <text:p text:style-name="Preformatted_20_Text">Empty set (0.00 sec)</text:p>
      <text:p text:style-name="Preformatted_20_Text"/>
      <text:p text:style-name="Preformatted_20_Text">mysql&gt; not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0" meta:image-count="0" meta:object-count="0" meta:page-count="5" meta:paragraph-count="260" meta:word-count="1514" meta:character-count="9513"/>
    <dc:date>2018-07-03T15:30:43.97</dc:date>
    <dc:creator>Spencer Rosenvall</dc:creator>
    <meta:editing-duration>PT2M11S</meta:editing-duration>
    <meta:editing-cycles>1</meta:editing-cycles>
  </office:meta>
</office:document-meta>
</file>